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 svg:font-family="Cambria"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772in"/>
    </style:style>
    <style:style style:name="co2" style:family="table-column">
      <style:table-column-properties fo:break-before="auto" style:column-width="0.6917in"/>
    </style:style>
    <style:style style:name="co3" style:family="table-column">
      <style:table-column-properties fo:break-before="auto" style:column-width="3.6008in"/>
    </style:style>
    <style:style style:name="ro1" style:family="table-row">
      <style:table-row-properties style:row-height="0.34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6374in" fo:break-before="auto" style:use-optimal-row-height="true"/>
    </style:style>
    <style:style style:name="ro5" style:family="table-row">
      <style:table-row-properties style:row-height="0.92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0.3835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ext-properties fo:color="#000000"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2" style:family="table-cell" style:parent-style-name="Default">
      <style:table-cell-properties style:diagonal-bl-tr="none" style:diagonal-tl-br="none" fo:border="0.0138in solid #000000"/>
      <style:text-properties fo:color="#333399" style:text-outline="false" style:text-line-through-style="none" style:font-name="Cambri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style:diagonal-bl-tr="none" style:diagonal-tl-br="none" fo:border="0.0138in solid #000000"/>
    </style:style>
    <style:style style:name="ce4"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ta_extref" style:family="table">
      <style:table-properties table:display="false"/>
    </style:style>
    <style:style style:name="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2" style:family="text">
      <style:text-properties fo:color="#000000" style:text-outline="false" style:text-line-through-styl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3" style:family="text">
      <style:text-properties fo:color="#000000" style:text-outline="false" style:text-line-through-style="none" style:text-position="0% 100%"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text:p>Sample Document</text:p>
          </table:table-cell>
          <table:table-cell table:number-columns-repeated="1023"/>
        </table:table-row>
        <table:table-row table:style-name="ro2">
          <table:table-cell table:number-columns-repeated="1024"/>
        </table:table-row>
        <table:table-row table:style-name="ro3">
          <table:table-cell table:style-name="ce2" office:value-type="string">
            <text:p>Welocalize - About Us</text:p>
          </table:table-cell>
          <table:table-cell/>
          <table:table-cell table:style-name="ce2" office:value-type="string">
            <text:p>About GlobalSight:</text:p>
          </table:table-cell>
          <table:table-cell table:number-columns-repeated="1021"/>
        </table:table-row>
        <table:table-row table:style-name="ro2">
          <table:table-cell table:style-name="ce3"/>
          <table:table-cell/>
          <table:table-cell table:style-name="ce3"/>
          <table:table-cell table:number-columns-repeated="1021"/>
        </table:table-row>
        <table:table-row table:style-name="ro4">
          <table:table-cell table:style-name="ce4" office:value-type="string">
            <text:p>Welocalize<text:span text:style-name="T1"> was founded in 1997, and is a privately held, venture backed </text:span><text:span text:style-name="T1">company. We have over 400 staff members in 12 offices located in the </text:span><text:span text:style-name="T2">USA</text:span><text:span text:style-name="T1">, </text:span><text:span text:style-name="T2">Ireland</text:span><text:span text:style-name="T1">, </text:span><text:span text:style-name="T2">Germany</text:span><text:span text:style-name="T1">, </text:span><text:span text:style-name="T2">The Netherlands</text:span><text:span text:style-name="T1">, </text:span><text:span text:style-name="T2">China</text:span><text:span text:style-name="T1"> and </text:span><text:span text:style-name="T2">Japan</text:span><text:span text:style-name="T1">. For the </text:span><text:span text:style-name="T1">past eight years running</text:span><text:span text:style-name="T2">, Deloitte &amp; Touche</text:span><text:span text:style-name="T1"> has ranked </text:span><text:span text:style-name="T3">Welocalize</text:span><text:span text:style-name="T1"> as </text:span><text:span text:style-name="T1">one of the fastest growing technology companies in North America in </text:span><text:span text:style-name="T1">their annual </text:span><text:span text:style-name="T3">Maryland Technology Fast 50</text:span><text:span text:style-name="T1"> ranking. In </text:span><text:span text:style-name="T2">2005</text:span><text:span text:style-name="T1">, </text:span><text:span text:style-name="T2">2006</text:span><text:span text:style-name="T1">, </text:span><text:span text:style-name="T2">2007</text:span><text:span text:style-name="T1"> </text:span><text:span text:style-name="T1">and </text:span><text:span text:style-name="T2">2008</text:span><text:span text:style-name="T1"> Welocalize earned a place on the </text:span><text:span text:style-name="T3">INC 500</text:span><text:span text:style-name="T1"> list of fastest </text:span><text:span text:style-name="T1">growing private companies in the U.S..</text:span></text:p>
          </table:table-cell>
          <table:table-cell/>
          <table:table-cell table:style-name="ce4" office:value-type="string">
            <text:p>GlobalSight<text:span text:style-name="T1"> is a collaborative, open source initiative to develop a flexible </text:span><text:span text:style-name="T1">and sustainable Translation Management System (TMS) that leverages </text:span><text:span text:style-name="T1">the best ideas and addresses the true needs of the industry. <text:s/>GlobalSight </text:span><text:span text:style-name="T1">embraces an ecosystem of enterprise clients, translators, language </text:span><text:span text:style-name="T1">service providers, technology suppliers, universities, research institutions </text:span><text:span text:style-name="T1">and individuals alike!</text:span></text:p>
          </table:table-cell>
          <table:table-cell table:number-columns-repeated="1021"/>
        </table:table-row>
        <table:table-row table:style-name="ro2">
          <table:table-cell table:style-name="ce3"/>
          <table:table-cell table:number-columns-repeated="1023"/>
        </table:table-row>
        <table:table-row table:style-name="ro5">
          <table:table-cell table:style-name="ce5" office:value-type="string">
            <text:p>Our services include globalization consulting, translation, localization, and testing solutions for business materials and systems including software, multimedia, learning services, and mobile applications. Welocalize specializes in the <text:span text:style-name="T2">Enterprise Applications</text:span><text:span text:style-name="T1">, </text:span><text:span text:style-name="T2">eLearning</text:span><text:span text:style-name="T1">, </text:span><text:span text:style-name="T2">Life </text:span><text:span text:style-name="T2">Sciences</text:span><text:span text:style-name="T1">, and </text:span><text:span text:style-name="T2">Media &amp; Telecommunications</text:span><text:span text:style-name="T1"> industries.</text:span></text:p>
          </table:table-cell>
          <table:table-cell/>
          <table:table-cell table:style-name="ce7" office:value-type="string">
            <text:p>&lt;By GlobalSight "Team"&gt;</text:p>
          </table:table-cell>
          <table:table-cell table:number-columns-repeated="1021"/>
        </table:table-row>
        <table:table-row table:style-name="ro2">
          <table:table-cell table:style-name="ce3"/>
          <table:table-cell table:number-columns-repeated="1023"/>
        </table:table-row>
        <table:table-row table:style-name="ro6">
          <table:table-cell table:style-name="ce6" office:value-type="string">
            <text:p>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p>
          </table:table-cell>
          <table:table-cell table:number-columns-repeated="1023"/>
        </table:table-row>
        <table:table-row table:style-name="ro2">
          <table:table-cell table:style-name="ce3"/>
          <table:table-cell table:number-columns-repeated="1023"/>
        </table:table-row>
        <table:table-row table:style-name="ro7">
          <table:table-cell table:style-name="ce4" office:value-type="string">
            <text:p>Welocalize<text:span text:style-name="T1"> also offers the unique, open-source Translation Management </text:span><text:span text:style-name="T1">System - </text:span><text:span text:style-name="T2">GlobalSight</text:span><text:span text:style-name="T1">.</text:span></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Sheet2" table:style-name="ta2" table:print="false">
        <table:table-column table:style-name="co2" table:number-columns-repeated="1024" table:default-cell-style-name="Default"/>
        <table:table-row table:style-name="ro2" table:number-rows-repeated="65535">
          <table:table-cell table:number-columns-repeated="1024"/>
        </table:table-row>
        <table:table-row table:style-name="ro2">
          <table:table-cell table:number-columns-repeated="1024"/>
        </table:table-row>
      </table:table>
      <table:table table:name="Sheet3" table:style-name="ta3" table:print="false">
        <table:table-column table:style-name="co2" table:number-columns-repeated="1024" table:default-cell-style-name="Default"/>
        <table:table-row table:style-name="ro2" table:number-rows-repeated="6553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 svg:font-family="Cambria"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number:currency-symbol>
      <number:text> </number:text>
      <number:number number:decimal-places="2" number:min-integer-digits="1" number:grouping="true"/>
      <number:text> </number:text>
    </number:currency-style>
    <number:currency-style style:name="N131">
      <style:text-properties fo:color="#ff0000"/>
      <number:text>(</number:text>
      <number:currency-symbol>€</number:currency-symbol>
      <number:text> </number:text>
      <number:number number:decimal-places="2" number:min-integer-digits="1" number:grouping="true"/>
      <number:text>)</number:text>
      <style:map style:condition="value()&gt;=0" style:apply-style-name="N131P0"/>
    </number:currency-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2">07/12/2011</text:date>, <text:time>11:03:3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nald.pan</meta:initial-creator>
    <meta:creation-date>2009-08-17T08:20:59</meta:creation-date>
    <dc:creator>donald.pan</dc:creator>
    <dc:date>2009-08-17T08:28:49</dc:date>
    <meta:document-statistic meta:table-count="3" meta:cell-count="9" meta:object-count="0"/>
    <meta:generator>OpenOffice.org/3.2$Win32 OpenOffice.org_project/320m18$Build-9502</meta:generator>
  </office:meta>
</office:document-meta>
</file>